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2pt"/>
    </style:style>
    <style:style style:name="P5" style:family="paragraph" style:parent-style-name="Standard">
      <style:text-properties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size-complex="12pt"/>
    </style:style>
    <style:style style:name="P7" style:family="paragraph" style:parent-style-name="Standard" style:list-style-name="WW8Num1">
      <style:paragraph-properties fo:text-align="justify" style:justify-single-word="false"/>
      <style:text-properties style:font-size-complex="1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list-style-name="WW8Num1">
      <style:paragraph-properties fo:text-align="justify" style:justify-single-word="false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text-properties fo:font-size="11pt" fo:font-style="italic" style:font-size-asian="11pt" style:font-style-asian="italic" style:font-size-complex="12pt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size-complex="12pt" style:font-weight-complex="bold"/>
    </style:style>
    <style:style style:name="T2" style:family="text">
      <style:text-properties fo:font-weight="bold" officeooo:rsid="000a604a" style:font-weight-asian="bold" style:font-size-complex="12pt" style:font-weight-complex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style:font-size-complex="12pt"/>
    </style:style>
    <style:style style:name="T5" style:family="text">
      <style:text-properties fo:font-size="11pt" fo:font-style="italic" style:font-size-asian="11pt" style:font-style-asian="italic" style:font-size-complex="11pt"/>
    </style:style>
    <style:style style:name="T6" style:family="text">
      <style:text-properties officeooo:rsid="000a604a"/>
    </style:style>
    <style:style style:name="T7" style:family="text">
      <style:text-properties style:use-window-font-color="true" style:font-name="Times New Roman" fo:font-size="12pt" fo:language="hu" fo:country="HU" fo:font-weight="bold" officeooo:rsid="000a604a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3">SZAKDOLGOZAT / DIPLOMAMUNKA </text:span></text:p>
      <text:p text:style-name="P3"/>
      <text:p text:style-name="P1"><text:span text:style-name="T3">EREDETISÉG NYILATKOZAT</text:span></text:p>
      <text:p text:style-name="P4"/>
      <text:p text:style-name="P6"/>
      <text:p text:style-name="P6"/>
      <text:p text:style-name="P6"/>
      <text:p text:style-name="P6"/>
      <text:p text:style-name="P8"><text:span text:style-name="T4">Alulírott <text:s/></text:span><text:span text:style-name="T2">Édes Álmos </text:span><text:span text:style-name="T4">Neptun-kód: </text:span><text:span text:style-name="T7">PVO4L4</text:span><text:span text:style-name="T4"> </text:span></text:p>
      <text:p text:style-name="P6"/>
      <text:p text:style-name="P10"><text:span text:style-name="T4">ezennel kijelentem és aláírásommal megerősítem, hogy az Eötvös Loránd Tudományegyetem Informatikai Karának, </text:span><text:span text:style-name="T1">Programozási Nyelvek és Fordítóprogramok</text:span><text:span text:style-name="T4"> Tanszékén írt,</text:span></text:p>
      <text:p text:style-name="P2"><text:span text:style-name="T4">Kliens oldalon maximálisan titkosított adatbázis</text:span></text:p>
      <text:p text:style-name="P10"><text:span text:style-name="T4"><text:s/>című szakdolgozatom/diplomamunkám saját, önálló szellemi termékem; az abban hivatkozott szakirodalom felhasználása a szerzői jogok általános szabályainak megfelelően történt.</text:span></text:p>
      <text:p text:style-name="P8"><text:span text:style-name="T4">Tudomásul veszem, hogy szakdolgozat/diplomamunka esetén plágiumnak számít:</text:span></text:p>
      <text:list xml:id="list110013525" text:style-name="WW8Num1">
        <text:list-item>
          <text:p text:style-name="P7">szószerinti idézet közlése idézőjel és hivatkozás megjelölése nélkül;</text:p>
        </text:list-item>
        <text:list-item>
          <text:p text:style-name="P7">tartalmi idézet hivatkozás megjelölése nélkül;</text:p>
        </text:list-item>
        <text:list-item>
          <text:p text:style-name="P9"><text:span text:style-name="T4">más publikált gondolatainak saját gondolatként való feltüntetése.</text:span></text:p>
        </text:list-item>
      </text:list>
      <text:p text:style-name="P5"/>
      <text:p text:style-name="P5"/>
      <text:p text:style-name="P5"/>
      <text:p text:style-name="P5"/>
      <text:p text:style-name="P5">Budapest, </text:p>
      <text:p text:style-name="P5"/>
      <text:p text:style-name="P5"/>
      <text:p text:style-name="P5"/>
      <text:p text:style-name="P5"/>
      <text:p text:style-name="P5"><text:s text:c="84"/>…………………………………………..</text:p>
      <text:p text:style-name="Standard"><text:span text:style-name="T4"><text:s text:c="103"/></text:span><text:span text:style-name="T5">hallgató aláírása</text:span></text:p>
      <text:p text:style-name="P1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hu" fo:country="H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borékszöveg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" style:display-name="Bekezdés alapbetűtípusa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SZAKDOLGOZAT LEADÁS</dc:title>
    <dc:subject/>
    <meta:keyword/>
    <meta:initial-creator>Molnár Zoltánné</meta:initial-creator>
    <meta:creation-date>2020-04-29T12:19:00</meta:creation-date>
    <dc:date>2020-05-09T16:26:21.001008437</dc:date>
    <meta:editing-cycles>5</meta:editing-cycles>
    <meta:editing-duration>PT10M30S</meta:editing-duration>
    <meta:generator>LibreOffice/6.4.3.2$Linux_X86_64 LibreOffice_project/40$Build-2</meta:generator>
    <meta:document-statistic meta:table-count="0" meta:image-count="0" meta:object-count="0" meta:page-count="1" meta:paragraph-count="13" meta:word-count="85" meta:character-count="966" meta:non-whitespace-character-count="705"/>
  </office:meta>
</office:document-meta>
</file>